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PermissionCollection.add( Permission permi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rvicePermission.init( int m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ermission.ServicePermission( String name ,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PermissionCollection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ermission.implies( Permission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Permission.readObject( java . io . ObjectInputStream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Permission.getA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PermissionCollection.implies( Permission permi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ervicePermiss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ermission.ServicePermission( String name , String 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ermission.writeObject( java . io . ObjectOutpu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rvicePermissionCollection.Service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Permission.getMask( String actions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90">
            <text:p text:style-name="Table_20_Contents">9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ServicePermission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